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2:results.A18 results.B1:results.B1 results.B2:results.B18 results.A2:results.A18 results.C1:results.C1 results.C2:results.C18 results.A2:results.A18 results.D1:results.D1 results.D2:results.D18 results.A2:results.A18 results.E1:results.E1 results.E2:results.E18 results.A2:results.A18 results.F1:results.F1 results.F2:results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4192833394902" calcext:value-type="float">
            <text:p>0.9541928334</text:p>
          </table:table-cell>
          <table:table-cell office:value-type="float" office:value="0.947912818618397" calcext:value-type="float">
            <text:p>0.9479128186</text:p>
          </table:table-cell>
          <table:table-cell office:value-type="float" office:value="0.937569264868858" calcext:value-type="float">
            <text:p>0.9375692649</text:p>
          </table:table-cell>
          <table:table-cell office:value-type="float" office:value="0.935722201699298" calcext:value-type="float">
            <text:p>0.9357222017</text:p>
          </table:table-cell>
          <table:table-cell office:value-type="float" office:value="0.934613963797562" calcext:value-type="float">
            <text:p>0.93461396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4562246028814" calcext:value-type="float">
            <text:p>0.954562246</text:p>
          </table:table-cell>
          <table:table-cell office:value-type="float" office:value="0.951237532323605" calcext:value-type="float">
            <text:p>0.9512375323</text:p>
          </table:table-cell>
          <table:table-cell office:value-type="float" office:value="0.945696342814924" calcext:value-type="float">
            <text:p>0.9456963428</text:p>
          </table:table-cell>
          <table:table-cell office:value-type="float" office:value="0.940524565940155" calcext:value-type="float">
            <text:p>0.9405245659</text:p>
          </table:table-cell>
          <table:table-cell office:value-type="float" office:value="0.93424455116365" calcext:value-type="float">
            <text:p>0.9342445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1237532323605" calcext:value-type="float">
            <text:p>0.9512375323</text:p>
          </table:table-cell>
          <table:table-cell office:value-type="float" office:value="0.948651643886221" calcext:value-type="float">
            <text:p>0.9486516439</text:p>
          </table:table-cell>
          <table:table-cell office:value-type="float" office:value="0.94311045437754" calcext:value-type="float">
            <text:p>0.9431104544</text:p>
          </table:table-cell>
          <table:table-cell office:value-type="float" office:value="0.882157369782047" calcext:value-type="float">
            <text:p>0.8821573698</text:p>
          </table:table-cell>
          <table:table-cell office:value-type="float" office:value="0.865533801256003" calcext:value-type="float">
            <text:p>0.8655338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1950498707056" calcext:value-type="float">
            <text:p>0.9619504987</text:p>
          </table:table-cell>
          <table:table-cell office:value-type="float" office:value="0.950498707055781" calcext:value-type="float">
            <text:p>0.9504987071</text:p>
          </table:table-cell>
          <table:table-cell office:value-type="float" office:value="0.938308090136683" calcext:value-type="float">
            <text:p>0.9383080901</text:p>
          </table:table-cell>
          <table:table-cell office:value-type="float" office:value="0.930919837458441" calcext:value-type="float">
            <text:p>0.9309198375</text:p>
          </table:table-cell>
          <table:table-cell office:value-type="float" office:value="0.923162172146287" calcext:value-type="float">
            <text:p>0.92316217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94311045437754" calcext:value-type="float">
            <text:p>0.9431104544</text:p>
          </table:table-cell>
          <table:table-cell office:value-type="float" office:value="0.939046915404507" calcext:value-type="float">
            <text:p>0.9390469154</text:p>
          </table:table-cell>
          <table:table-cell office:value-type="float" office:value="0.938677502770595" calcext:value-type="float">
            <text:p>0.9386775028</text:p>
          </table:table-cell>
          <table:table-cell office:value-type="float" office:value="0.937569264868858" calcext:value-type="float">
            <text:p>0.93756926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3084595493166" calcext:value-type="float">
            <text:p>0.9530845955</text:p>
          </table:table-cell>
          <table:table-cell office:value-type="float" office:value="0.945326930181012" calcext:value-type="float">
            <text:p>0.9453269302</text:p>
          </table:table-cell>
          <table:table-cell office:value-type="float" office:value="0.944588104913188" calcext:value-type="float">
            <text:p>0.9445881049</text:p>
          </table:table-cell>
          <table:table-cell office:value-type="float" office:value="0.934983376431474" calcext:value-type="float">
            <text:p>0.9349833764</text:p>
          </table:table-cell>
          <table:table-cell office:value-type="float" office:value="0.921315108976727" calcext:value-type="float">
            <text:p>0.921315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6039896564462" calcext:value-type="float">
            <text:p>0.9560398966</text:p>
          </table:table-cell>
          <table:table-cell office:value-type="float" office:value="0.947543405984485" calcext:value-type="float">
            <text:p>0.947543406</text:p>
          </table:table-cell>
          <table:table-cell office:value-type="float" office:value="0.930550424824529" calcext:value-type="float">
            <text:p>0.9305504248</text:p>
          </table:table-cell>
          <table:table-cell office:value-type="float" office:value="0.92537864794976" calcext:value-type="float">
            <text:p>0.9253786479</text:p>
          </table:table-cell>
          <table:table-cell office:value-type="float" office:value="0.913188031030661" calcext:value-type="float">
            <text:p>0.913188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1606944957518" calcext:value-type="float">
            <text:p>0.951606945</text:p>
          </table:table-cell>
          <table:table-cell office:value-type="float" office:value="0.940893978574067" calcext:value-type="float">
            <text:p>0.9408939786</text:p>
          </table:table-cell>
          <table:table-cell office:value-type="float" office:value="0.934613963797562" calcext:value-type="float">
            <text:p>0.9346139638</text:p>
          </table:table-cell>
          <table:table-cell office:value-type="float" office:value="0.932028075360177" calcext:value-type="float">
            <text:p>0.9320280754</text:p>
          </table:table-cell>
          <table:table-cell office:value-type="float" office:value="0.903952715182859" calcext:value-type="float">
            <text:p>0.90395271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61581086073144" calcext:value-type="float">
            <text:p>0.9615810861</text:p>
          </table:table-cell>
          <table:table-cell office:value-type="float" office:value="0.954562246028814" calcext:value-type="float">
            <text:p>0.954562246</text:p>
          </table:table-cell>
          <table:table-cell office:value-type="float" office:value="0.946065755448836" calcext:value-type="float">
            <text:p>0.9460657554</text:p>
          </table:table-cell>
          <table:table-cell office:value-type="float" office:value="0.934983376431474" calcext:value-type="float">
            <text:p>0.9349833764</text:p>
          </table:table-cell>
          <table:table-cell office:value-type="float" office:value="0.931658662726265" calcext:value-type="float">
            <text:p>0.93165866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4680458071666" calcext:value-type="float">
            <text:p>0.9468045807</text:p>
          </table:table-cell>
          <table:table-cell office:value-type="float" office:value="0.943479867011452" calcext:value-type="float">
            <text:p>0.943479867</text:p>
          </table:table-cell>
          <table:table-cell office:value-type="float" office:value="0.934613963797562" calcext:value-type="float">
            <text:p>0.9346139638</text:p>
          </table:table-cell>
          <table:table-cell office:value-type="float" office:value="0.92722571111932" calcext:value-type="float">
            <text:p>0.9272257111</text:p>
          </table:table-cell>
          <table:table-cell office:value-type="float" office:value="0.9235315847802" calcext:value-type="float">
            <text:p>0.9235315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61581086073144" calcext:value-type="float">
            <text:p>0.9615810861</text:p>
          </table:table-cell>
          <table:table-cell office:value-type="float" office:value="0.950129294421869" calcext:value-type="float">
            <text:p>0.9501292944</text:p>
          </table:table-cell>
          <table:table-cell office:value-type="float" office:value="0.947173993350573" calcext:value-type="float">
            <text:p>0.9471739934</text:p>
          </table:table-cell>
          <table:table-cell office:value-type="float" office:value="0.943479867011452" calcext:value-type="float">
            <text:p>0.943479867</text:p>
          </table:table-cell>
          <table:table-cell office:value-type="float" office:value="0.939046915404507" calcext:value-type="float">
            <text:p>0.9390469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6453638714444" calcext:value-type="float">
            <text:p>0.9645363871</text:p>
          </table:table-cell>
          <table:table-cell office:value-type="float" office:value="0.961581086073144" calcext:value-type="float">
            <text:p>0.9615810861</text:p>
          </table:table-cell>
          <table:table-cell office:value-type="float" office:value="0.961211673439231" calcext:value-type="float">
            <text:p>0.9612116734</text:p>
          </table:table-cell>
          <table:table-cell office:value-type="float" office:value="0.952345770225342" calcext:value-type="float">
            <text:p>0.9523457702</text:p>
          </table:table-cell>
          <table:table-cell office:value-type="float" office:value="0.948651643886221" calcext:value-type="float">
            <text:p>0.94865164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72294052456594" calcext:value-type="float">
            <text:p>0.9722940525</text:p>
          </table:table-cell>
          <table:table-cell office:value-type="float" office:value="0.958256372367935" calcext:value-type="float">
            <text:p>0.9582563724</text:p>
          </table:table-cell>
          <table:table-cell office:value-type="float" office:value="0.956778721832287" calcext:value-type="float">
            <text:p>0.9567787218</text:p>
          </table:table-cell>
          <table:table-cell office:value-type="float" office:value="0.95382342076099" calcext:value-type="float">
            <text:p>0.9538234208</text:p>
          </table:table-cell>
          <table:table-cell office:value-type="float" office:value="0.95197635759143" calcext:value-type="float">
            <text:p>0.95197635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65644625046176" calcext:value-type="float">
            <text:p>0.965644625</text:p>
          </table:table-cell>
          <table:table-cell office:value-type="float" office:value="0.950129294421869" calcext:value-type="float">
            <text:p>0.9501292944</text:p>
          </table:table-cell>
          <table:table-cell office:value-type="float" office:value="0.948651643886221" calcext:value-type="float">
            <text:p>0.9486516439</text:p>
          </table:table-cell>
          <table:table-cell office:value-type="float" office:value="0.947912818618397" calcext:value-type="float">
            <text:p>0.9479128186</text:p>
          </table:table-cell>
          <table:table-cell office:value-type="float" office:value="0.944588104913188" calcext:value-type="float">
            <text:p>0.9445881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953084595493166" calcext:value-type="float">
            <text:p>0.9530845955</text:p>
          </table:table-cell>
          <table:table-cell office:value-type="float" office:value="0.948282231252309" calcext:value-type="float">
            <text:p>0.9482822313</text:p>
          </table:table-cell>
          <table:table-cell office:value-type="float" office:value="0.92722571111932" calcext:value-type="float">
            <text:p>0.9272257111</text:p>
          </table:table-cell>
          <table:table-cell office:value-type="float" office:value="0.921684521610639" calcext:value-type="float">
            <text:p>0.92168452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63797561876616" calcext:value-type="float">
            <text:p>0.9637975619</text:p>
          </table:table-cell>
          <table:table-cell office:value-type="float" office:value="0.947543405984485" calcext:value-type="float">
            <text:p>0.947543406</text:p>
          </table:table-cell>
          <table:table-cell office:value-type="float" office:value="0.940155153306243" calcext:value-type="float">
            <text:p>0.9401551533</text:p>
          </table:table-cell>
          <table:table-cell office:value-type="float" office:value="0.920576283708903" calcext:value-type="float">
            <text:p>0.9205762837</text:p>
          </table:table-cell>
          <table:table-cell office:value-type="float" office:value="0.915773919468046" calcext:value-type="float">
            <text:p>0.9157739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47173993350573" calcext:value-type="float">
            <text:p>0.9471739934</text:p>
          </table:table-cell>
          <table:table-cell office:value-type="float" office:value="0.945696342814924" calcext:value-type="float">
            <text:p>0.9456963428</text:p>
          </table:table-cell>
          <table:table-cell office:value-type="float" office:value="0.944588104913188" calcext:value-type="float">
            <text:p>0.9445881049</text:p>
          </table:table-cell>
          <table:table-cell office:value-type="float" office:value="0.940893978574067" calcext:value-type="float">
            <text:p>0.9408939786</text:p>
          </table:table-cell>
          <table:table-cell office:value-type="float" office:value="0.912449205762837" calcext:value-type="float">
            <text:p>0.9124492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0:26:36.396563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0:29:42.328463288</dc:date>
    <meta:editing-duration>PT3M19S</meta:editing-duration>
    <meta:editing-cycles>2</meta:editing-cycles>
    <meta:generator>LibreOffice/5.1.6.2$Linux_X86_64 LibreOffice_project/10m0$Build-2</meta:generator>
    <meta:document-statistic meta:table-count="1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2:results.F18 results.B1:results.F1" chart:data-source-has-labels="row" svg:x="0.32cm" svg:y="0.18cm" svg:width="12.08cm" svg:height="8.64cm">
          <chartooo:coordinate-region svg:x="1.275cm" svg:y="0.382cm" svg:width="10.922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B2:results.B18" chart:label-cell-address="results.B1:results.B1" chart:class="chart:scatter">
            <chart:domain table:cell-range-address="results.A2:results.A18"/>
            <chart:data-point chart:repeated="17"/>
          </chart:series>
          <chart:series chart:style-name="ch8" chart:values-cell-range-address="results.C2:results.C18" chart:label-cell-address="results.C1:results.C1" chart:class="chart:scatter">
            <chart:data-point chart:repeated="17"/>
          </chart:series>
          <chart:series chart:style-name="ch9" chart:values-cell-range-address="results.D2:results.D18" chart:label-cell-address="results.D1:results.D1" chart:class="chart:scatter">
            <chart:data-point chart:repeated="17"/>
          </chart:series>
          <chart:series chart:style-name="ch10" chart:values-cell-range-address="results.E2:results.E18" chart:label-cell-address="results.E1:results.E1" chart:class="chart:scatter">
            <chart:data-point chart:repeated="17"/>
          </chart:series>
          <chart:series chart:style-name="ch11" chart:values-cell-range-address="results.F2:results.F18" chart:label-cell-address="results.F1:results.F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8</svg:desc>
                </draw:g>
              </table:table-cell>
              <table:table-cell office:value-type="float" office:value="0.954192833394902">
                <text:p>0.954192833394902</text:p>
                <draw:g>
                  <svg:desc>results.B2:results.B18</svg:desc>
                </draw:g>
              </table:table-cell>
              <table:table-cell office:value-type="float" office:value="0.947912818618397">
                <text:p>0.947912818618397</text:p>
                <draw:g>
                  <svg:desc>results.C2:results.C18</svg:desc>
                </draw:g>
              </table:table-cell>
              <table:table-cell office:value-type="float" office:value="0.937569264868858">
                <text:p>0.937569264868858</text:p>
                <draw:g>
                  <svg:desc>results.D2:results.D18</svg:desc>
                </draw:g>
              </table:table-cell>
              <table:table-cell office:value-type="float" office:value="0.935722201699298">
                <text:p>0.935722201699298</text:p>
                <draw:g>
                  <svg:desc>results.E2:results.E18</svg:desc>
                </draw:g>
              </table:table-cell>
              <table:table-cell office:value-type="float" office:value="0.934613963797562">
                <text:p>0.934613963797562</text:p>
                <draw:g>
                  <svg:desc>results.F2:results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54562246028814">
                <text:p>0.954562246028814</text:p>
              </table:table-cell>
              <table:table-cell office:value-type="float" office:value="0.951237532323605">
                <text:p>0.951237532323605</text:p>
              </table:table-cell>
              <table:table-cell office:value-type="float" office:value="0.945696342814924">
                <text:p>0.945696342814924</text:p>
              </table:table-cell>
              <table:table-cell office:value-type="float" office:value="0.940524565940155">
                <text:p>0.940524565940155</text:p>
              </table:table-cell>
              <table:table-cell office:value-type="float" office:value="0.93424455116365">
                <text:p>0.93424455116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51237532323605">
                <text:p>0.951237532323605</text:p>
              </table:table-cell>
              <table:table-cell office:value-type="float" office:value="0.948651643886221">
                <text:p>0.948651643886221</text:p>
              </table:table-cell>
              <table:table-cell office:value-type="float" office:value="0.94311045437754">
                <text:p>0.94311045437754</text:p>
              </table:table-cell>
              <table:table-cell office:value-type="float" office:value="0.882157369782047">
                <text:p>0.882157369782047</text:p>
              </table:table-cell>
              <table:table-cell office:value-type="float" office:value="0.865533801256003">
                <text:p>0.865533801256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61950498707056">
                <text:p>0.961950498707056</text:p>
              </table:table-cell>
              <table:table-cell office:value-type="float" office:value="0.950498707055781">
                <text:p>0.950498707055781</text:p>
              </table:table-cell>
              <table:table-cell office:value-type="float" office:value="0.938308090136683">
                <text:p>0.938308090136683</text:p>
              </table:table-cell>
              <table:table-cell office:value-type="float" office:value="0.930919837458441">
                <text:p>0.930919837458441</text:p>
              </table:table-cell>
              <table:table-cell office:value-type="float" office:value="0.923162172146287">
                <text:p>0.923162172146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4311045437754">
                <text:p>0.94311045437754</text:p>
              </table:table-cell>
              <table:table-cell office:value-type="float" office:value="0.94311045437754">
                <text:p>0.94311045437754</text:p>
              </table:table-cell>
              <table:table-cell office:value-type="float" office:value="0.939046915404507">
                <text:p>0.939046915404507</text:p>
              </table:table-cell>
              <table:table-cell office:value-type="float" office:value="0.938677502770595">
                <text:p>0.938677502770595</text:p>
              </table:table-cell>
              <table:table-cell office:value-type="float" office:value="0.937569264868858">
                <text:p>0.937569264868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53084595493166">
                <text:p>0.953084595493166</text:p>
              </table:table-cell>
              <table:table-cell office:value-type="float" office:value="0.945326930181012">
                <text:p>0.945326930181012</text:p>
              </table:table-cell>
              <table:table-cell office:value-type="float" office:value="0.944588104913188">
                <text:p>0.944588104913188</text:p>
              </table:table-cell>
              <table:table-cell office:value-type="float" office:value="0.934983376431474">
                <text:p>0.934983376431474</text:p>
              </table:table-cell>
              <table:table-cell office:value-type="float" office:value="0.921315108976727">
                <text:p>0.921315108976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56039896564462">
                <text:p>0.956039896564462</text:p>
              </table:table-cell>
              <table:table-cell office:value-type="float" office:value="0.947543405984485">
                <text:p>0.947543405984485</text:p>
              </table:table-cell>
              <table:table-cell office:value-type="float" office:value="0.930550424824529">
                <text:p>0.930550424824529</text:p>
              </table:table-cell>
              <table:table-cell office:value-type="float" office:value="0.92537864794976">
                <text:p>0.92537864794976</text:p>
              </table:table-cell>
              <table:table-cell office:value-type="float" office:value="0.913188031030661">
                <text:p>0.913188031030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51606944957518">
                <text:p>0.951606944957518</text:p>
              </table:table-cell>
              <table:table-cell office:value-type="float" office:value="0.940893978574067">
                <text:p>0.940893978574067</text:p>
              </table:table-cell>
              <table:table-cell office:value-type="float" office:value="0.934613963797562">
                <text:p>0.934613963797562</text:p>
              </table:table-cell>
              <table:table-cell office:value-type="float" office:value="0.932028075360177">
                <text:p>0.932028075360177</text:p>
              </table:table-cell>
              <table:table-cell office:value-type="float" office:value="0.903952715182859">
                <text:p>0.903952715182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61581086073144">
                <text:p>0.961581086073144</text:p>
              </table:table-cell>
              <table:table-cell office:value-type="float" office:value="0.954562246028814">
                <text:p>0.954562246028814</text:p>
              </table:table-cell>
              <table:table-cell office:value-type="float" office:value="0.946065755448836">
                <text:p>0.946065755448836</text:p>
              </table:table-cell>
              <table:table-cell office:value-type="float" office:value="0.934983376431474">
                <text:p>0.934983376431474</text:p>
              </table:table-cell>
              <table:table-cell office:value-type="float" office:value="0.931658662726265">
                <text:p>0.931658662726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4680458071666">
                <text:p>0.94680458071666</text:p>
              </table:table-cell>
              <table:table-cell office:value-type="float" office:value="0.943479867011452">
                <text:p>0.943479867011452</text:p>
              </table:table-cell>
              <table:table-cell office:value-type="float" office:value="0.934613963797562">
                <text:p>0.934613963797562</text:p>
              </table:table-cell>
              <table:table-cell office:value-type="float" office:value="0.92722571111932">
                <text:p>0.92722571111932</text:p>
              </table:table-cell>
              <table:table-cell office:value-type="float" office:value="0.9235315847802">
                <text:p>0.9235315847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61581086073144">
                <text:p>0.961581086073144</text:p>
              </table:table-cell>
              <table:table-cell office:value-type="float" office:value="0.950129294421869">
                <text:p>0.950129294421869</text:p>
              </table:table-cell>
              <table:table-cell office:value-type="float" office:value="0.947173993350573">
                <text:p>0.947173993350573</text:p>
              </table:table-cell>
              <table:table-cell office:value-type="float" office:value="0.943479867011452">
                <text:p>0.943479867011452</text:p>
              </table:table-cell>
              <table:table-cell office:value-type="float" office:value="0.939046915404507">
                <text:p>0.939046915404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6453638714444">
                <text:p>0.96453638714444</text:p>
              </table:table-cell>
              <table:table-cell office:value-type="float" office:value="0.961581086073144">
                <text:p>0.961581086073144</text:p>
              </table:table-cell>
              <table:table-cell office:value-type="float" office:value="0.961211673439231">
                <text:p>0.961211673439231</text:p>
              </table:table-cell>
              <table:table-cell office:value-type="float" office:value="0.952345770225342">
                <text:p>0.952345770225342</text:p>
              </table:table-cell>
              <table:table-cell office:value-type="float" office:value="0.948651643886221">
                <text:p>0.948651643886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72294052456594">
                <text:p>0.972294052456594</text:p>
              </table:table-cell>
              <table:table-cell office:value-type="float" office:value="0.958256372367935">
                <text:p>0.958256372367935</text:p>
              </table:table-cell>
              <table:table-cell office:value-type="float" office:value="0.956778721832287">
                <text:p>0.956778721832287</text:p>
              </table:table-cell>
              <table:table-cell office:value-type="float" office:value="0.95382342076099">
                <text:p>0.95382342076099</text:p>
              </table:table-cell>
              <table:table-cell office:value-type="float" office:value="0.95197635759143">
                <text:p>0.95197635759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65644625046176">
                <text:p>0.965644625046176</text:p>
              </table:table-cell>
              <table:table-cell office:value-type="float" office:value="0.950129294421869">
                <text:p>0.950129294421869</text:p>
              </table:table-cell>
              <table:table-cell office:value-type="float" office:value="0.948651643886221">
                <text:p>0.948651643886221</text:p>
              </table:table-cell>
              <table:table-cell office:value-type="float" office:value="0.947912818618397">
                <text:p>0.947912818618397</text:p>
              </table:table-cell>
              <table:table-cell office:value-type="float" office:value="0.944588104913188">
                <text:p>0.944588104913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53084595493166">
                <text:p>0.953084595493166</text:p>
              </table:table-cell>
              <table:table-cell office:value-type="float" office:value="0.953084595493166">
                <text:p>0.953084595493166</text:p>
              </table:table-cell>
              <table:table-cell office:value-type="float" office:value="0.948282231252309">
                <text:p>0.948282231252309</text:p>
              </table:table-cell>
              <table:table-cell office:value-type="float" office:value="0.92722571111932">
                <text:p>0.92722571111932</text:p>
              </table:table-cell>
              <table:table-cell office:value-type="float" office:value="0.921684521610639">
                <text:p>0.921684521610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63797561876616">
                <text:p>0.963797561876616</text:p>
              </table:table-cell>
              <table:table-cell office:value-type="float" office:value="0.947543405984485">
                <text:p>0.947543405984485</text:p>
              </table:table-cell>
              <table:table-cell office:value-type="float" office:value="0.940155153306243">
                <text:p>0.940155153306243</text:p>
              </table:table-cell>
              <table:table-cell office:value-type="float" office:value="0.920576283708903">
                <text:p>0.920576283708903</text:p>
              </table:table-cell>
              <table:table-cell office:value-type="float" office:value="0.915773919468046">
                <text:p>0.915773919468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47173993350573">
                <text:p>0.947173993350573</text:p>
              </table:table-cell>
              <table:table-cell office:value-type="float" office:value="0.945696342814924">
                <text:p>0.945696342814924</text:p>
              </table:table-cell>
              <table:table-cell office:value-type="float" office:value="0.944588104913188">
                <text:p>0.944588104913188</text:p>
              </table:table-cell>
              <table:table-cell office:value-type="float" office:value="0.940893978574067">
                <text:p>0.940893978574067</text:p>
              </table:table-cell>
              <table:table-cell office:value-type="float" office:value="0.912449205762837">
                <text:p>0.912449205762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